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mitDefinition.setValidateForm( boolean validate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mitDefinition.initializeFrom( WidgetDefinition 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ubmit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mitDefinition.Submi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